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Paul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rlow-Kilkenny<text:s/>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Paul Murphy&quot;,  gender: &quot;male&quot;, constituency:&quot;Carlow-Kilkenny &quot;})," table:formula="of:=CONCATENATE([.A1]; [.B1]; [.C1]; [.D1]; [.E1]; [.F1]; [.G1])" table:style-name="ce1">
            <text:p>CREATE (n:Politician {name: "Paul Murphy", <text:s/>gender: "male", constituency:"Carlow-Kilkenny "}),</text:p>
          </table:table-cell>
          <table:table-cell office:value-type="string" office:string-value="CREATE (n:Politician {name: &quot;Paul Murphy&quot;,  gender: &quot;male&quot;, constituency:&quot;Carlow-Kilkenny &quot;}),(m:Politician {name: &quot;Adrienne Wallace&quot;,  gender: &quot;female&quot;, constituency:&quot;Carlow-Kilkenny&quot;}),(ma:Politician {name: &quot;Ciara Leonardi Roche&quot;,  gender: &quot;female&quot;, constituency:&quot;Cork East &quot;}),(mb:Politician {name: &quot;Mick Barry&quot;,  gender: &quot;male&quot;, constituency:&quot;Cork North Central&quot;}),(mc:Politician {name: &quot;Jim O'Connell&quot;,  gender: &quot;male&quot;, constituency:&quot;Cork South Central&quot;}),(md:Politician {name: &quot;Fiona Ryan&quot;,  gender: &quot;female&quot;, constituency:&quot;Cork South Central&quot;}),(me:Politician {name: &quot;John Lyons&quot;,  gender: &quot;male&quot;, constituency:&quot;Dublin Bay North&quot;}),(mf:Politician {name: &quot;Michael O'Brien&quot;,  gender: &quot;male&quot;, constituency:&quot;Dublin Bay North&quot;}),(mg:Politician {name: &quot;Diana O'Dwyer&quot;,  gender: &quot;female&quot;, constituency:&quot;Dublin Central&quot;}),(mh:Politician {name: &quot;Barry Martin&quot;,  gender: &quot;male&quot;, constituency:&quot;Dublin Fingal &quot;}),(mi:Politician {name: &quot;Terry Kelleher&quot;,  gender: &quot;male&quot;, constituency:&quot;Dublin Fingal &quot;}),(mj:Politician {name: &quot;Gino Kenny&quot;,  gender: &quot;male&quot;, constituency:&quot;Dublin Mid-West&quot;}),(mk:Politician {name: &quot;Andrew Keegan&quot;,  gender: &quot;male&quot;, constituency:&quot;Dublin North West &quot;}),(ml:Politician {name: &quot;Brid Smith&quot;,  gender: &quot;female&quot;, constituency:&quot;Dublin South Central&quot;}),(mm:Politician {name: &quot;Sandra Fay&quot;,  gender: &quot;female&quot;, constituency:&quot;Dublin South West&quot;}),(mn:Politician {name: &quot;Paul Murphy&quot;,  gender: &quot;male&quot;, constituency:&quot;Dublin South West&quot;}),(mo:Politician {name: &quot;Ruth Coppinger&quot;,  gender: &quot;female&quot;, constituency:&quot;Dublin West&quot;}),(mp:Politician {name: &quot;Richard Boyd Barrett&quot;,  gender: &quot;male&quot;, constituency:&quot;Dún Laoghaire&quot;}),(mq:Politician {name: &quot;Tommy Holohan&quot;,  gender: &quot;male&quot;, constituency:&quot;Galway West&quot;}),(mr:Politician {name: &quot;Brian Finucane&quot;,  gender: &quot;male&quot;, constituency:&quot;Kerry&quot;}),(ms:Politician {name: &quot;Ashling Merriman&quot;,  gender: &quot;female&quot;, constituency:&quot;Kildare North&quot;}),(mt:Politician {name: &quot;Cian Prendiville&quot;,  gender: &quot;male&quot;, constituency:&quot;Limerick City&quot;}),(mu:Politician {name: &quot;Dom Parker&quot;,  gender: &quot;male&quot;, constituency:&quot;Longford-Westmeath&quot;}),(mv:Politician {name: &quot;Gareth Weldon&quot;,  gender: &quot;male&quot;, constituency:&quot;Louth&quot;}),(mw:Politician {name: &quot;Tom Moran&quot;,  gender: &quot;male&quot;, constituency:&quot;Mayo&quot;}),(mx:Politician {name: &quot;Eddie Conroy&quot;,  gender: &quot;male&quot;, constituency:&quot;Roscommon-Galway&quot;}),(my:Politician {name: &quot;Nigel Gallagher&quot;,  gender: &quot;male&quot;, constituency:&quot;Sligo-Leitrim&quot;}),(mz:Politician {name: &quot;Una Dunphy&quot;,  gender: &quot;female&quot;, constituency:&quot;Waterford&quot;}),(a:Politician {name: &quot;Deirde Wadding&quot;,  gender: &quot;female&quot;, constituency:&quot;Wexford&quot;}),(ab:Politician {name: &quot;Sharon Briggs&quot;,  gender: &quot;female&quot;, constituency:&quot;Wicklow&quot;}),(ac:Politician {name: &quot;Anna Doyle&quot;,  gender: &quot;fe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CREATE (n:Politician {name: "Paul Murphy", <text:s/>gender: "male", constituency:"Carlow-Kilkenny "}),(m:Politician {name: "Adrienne Wallace", <text:s/>gender: "female", constituency:"Carlow-Kilkenny"}),(ma:Politician {name: "Ciara Leonardi Roche", <text:s/>gender: "female", constituency:"Cork East "}),(mb:Politician {name: "Mick Barry", <text:s/>gender: "male", constituency:"Cork North Central"}),(mc:Politician {name: "Jim O'Connell", <text:s/>gender: "male", constituency:"Cork South Central"}),(md:Politician {name: "Fiona Ryan", <text:s/>gender: "female", constituency:"Cork South Central"}),(me:Politician {name: "John Lyons", <text:s/>gender: "male", constituency:"Dublin Bay North"}),(mf:Politician {name: "Michael O'Brien", <text:s/>gender: "male", constituency:"Dublin Bay North"}),(mg:Politician {name: "Diana O'Dwyer", <text:s/>gender: "female", constituency:"Dublin Central"}),(mh:Politician {name: "Barry Martin", <text:s/>gender: "male", constituency:"Dublin Fingal "}),(mi:Politician {name: "Terry Kelleher", <text:s/>gender: "male", constituency:"Dublin Fingal "}),(mj:Politician {name: "Gino Kenny", <text:s/>gender: "male", constituency:"Dublin Mid-West"}),(mk:Politician {name: "Andrew Keegan", <text:s/>gender: "male", constituency:"Dublin North West "}),(ml:Politician {name: "Brid Smith", <text:s/>gender: "female", constituency:"Dublin South Central"}),(mm:Politician {name: "Sandra Fay", <text:s/>gender: "female", constituency:"Dublin South West"}),(mn:Politician {name: "Paul Murphy", <text:s/>gender: "male", constituency:"Dublin South West"}),(mo:Politician {name: "Ruth Coppinger", <text:s/>gender: "female", constituency:"Dublin West"}),(mp:Politician {name: "Richard Boyd Barrett", <text:s/>gender: "male", constituency:"Dún Laoghaire"}),(mq:Politician {name: "Tommy Holohan", <text:s/>gender: "male", constituency:"Galway West"}),(mr:Politician {name: "Brian Finucane", <text:s/>gender: "male", constituency:"Kerry"}),(ms:Politician {name: "Ashling Merriman", <text:s/>gender: "female", constituency:"Kildare North"}),(mt:Politician {name: "Cian Prendiville", <text:s/>gender: "male", constituency:"Limerick City"}),(mu:Politician {name: "Dom Parker", <text:s/>gender: "male", constituency:"Longford-Westmeath"}),(mv:Politician {name: "Gareth Weldon", <text:s/>gender: "male", constituency:"Louth"}),(mw:Politician {name: "Tom Moran", <text:s/>gender: "male", constituency:"Mayo"}),(mx:Politician {name: "Eddie Conroy", <text:s/>gender: "male", constituency:"Roscommon-Galway"}),(my:Politician {name: "Nigel Gallagher", <text:s/>gender: "male", constituency:"Sligo-Leitrim"}),(mz:Politician {name: "Una Dunphy", <text:s/>gender: "female", constituency:"Waterford"}),(a:Politician {name: "Deirde Wadding", <text:s/>gender: "female", constituency:"Wexford"}),(ab:Politician {name: "Sharon Briggs", <text:s/>gender: "female", constituency:"Wicklow"}),(ac:Politician {name: "Anna Doyle", <text:s/>gender: "fe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3">
            <text:p>Adrienne Wallac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rlow-Kilkenny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Adrienne Wallace&quot;,  gender: &quot;female&quot;, constituency:&quot;Carlow-Kilkenny&quot;})," table:formula="of:=CONCATENATE([.A2]; [.B2]; [.C2]; [.D2]; [.E2]; [.F2]; [.G2])" table:style-name="ce1">
            <text:p>(m:Politician {name: "Adrienne Wallace", <text:s/>gender: "female", constituency:"Carlow-Kilkenny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1">
            <text:p>Ciara Leonardi Roch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East 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Ciara Leonardi Roche&quot;,  gender: &quot;female&quot;, constituency:&quot;Cork East &quot;})," table:formula="of:=CONCATENATE([.A3]; [.B3]; [.C3]; [.D3]; [.E3]; [.F3]; [.G3])" table:style-name="ce1">
            <text:p>(ma:Politician {name: "Ciara Leonardi Roche", <text:s/>gender: "female", constituency:"Cork Ea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1">
            <text:p>Mick Barr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Mick Barry&quot;,  gender: &quot;male&quot;, constituency:&quot;Cork North Central&quot;})," table:formula="of:=CONCATENATE([.A4]; [.B4]; [.C4]; [.D4]; [.E4]; [.F4]; [.G4])" table:style-name="ce1">
            <text:p>(mb:Politician {name: "Mick Barry", <text:s/>gender: "male", constituency:"Cork Nor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1">
            <text:p>Jim O'Conn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Jim O'Connell&quot;,  gender: &quot;male&quot;, constituency:&quot;Cork South Central&quot;})," table:formula="of:=CONCATENATE([.A5]; [.B5]; [.C5]; [.D5]; [.E5]; [.F5]; [.G5])" table:style-name="ce1">
            <text:p>(mc:Politician {name: "Jim O'Connell", <text:s/>gender: "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1">
            <text:p>Fiona Ry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Fiona Ryan&quot;,  gender: &quot;female&quot;, constituency:&quot;Cork South Central&quot;})," table:formula="of:=CONCATENATE([.A6]; [.B6]; [.C6]; [.D6]; [.E6]; [.F6]; [.G6])" table:style-name="ce1">
            <text:p>(md:Politician {name: "Fiona Ryan", <text:s/>gender: "fe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1">
            <text:p>John Lyon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John Lyons&quot;,  gender: &quot;male&quot;, constituency:&quot;Dublin Bay North&quot;})," table:formula="of:=CONCATENATE([.A7]; [.B7]; [.C7]; [.D7]; [.E7]; [.F7]; [.G7])" table:style-name="ce1">
            <text:p>(me:Politician {name: "John Lyons", <text:s/>gender: "male", constituency:"Dublin Bay Nor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1">
            <text:p>Michael O'Bri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Michael O'Brien&quot;,  gender: &quot;male&quot;, constituency:&quot;Dublin Bay North&quot;})," table:formula="of:=CONCATENATE([.A8]; [.B8]; [.C8]; [.D8]; [.E8]; [.F8]; [.G8])" table:style-name="ce1">
            <text:p>(mf:Politician {name: "Michael O'Brien", <text:s/>gender: "male", constituency:"Dublin Bay North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1">
            <text:p>Diana O'Dwy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Diana O'Dwyer&quot;,  gender: &quot;female&quot;, constituency:&quot;Dublin Central&quot;})," table:formula="of:=CONCATENATE([.A9]; [.B9]; [.C9]; [.D9]; [.E9]; [.F9]; [.G9])" table:style-name="ce1">
            <text:p>(mg:Politician {name: "Diana O'Dwyer", <text:s/>gender: "female", constituency:"Dublin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1">
            <text:p>Barry Mart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 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Barry Martin&quot;,  gender: &quot;male&quot;, constituency:&quot;Dublin Fingal &quot;})," table:formula="of:=CONCATENATE([.A10]; [.B10]; [.C10]; [.D10]; [.E10]; [.F10]; [.G10])" table:style-name="ce1">
            <text:p>(mh:Politician {name: "Barry Martin", <text:s/>gender: "male", constituency:"Dublin Fingal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1">
            <text:p>Terry Kelleh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 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Terry Kelleher&quot;,  gender: &quot;male&quot;, constituency:&quot;Dublin Fingal &quot;})," table:formula="of:=CONCATENATE([.A11]; [.B11]; [.C11]; [.D11]; [.E11]; [.F11]; [.G11])" table:style-name="ce1">
            <text:p>(mi:Politician {name: "Terry Kelleher", <text:s/>gender: "male", constituency:"Dublin Fingal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1">
            <text:p>Gino Kenn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Gino Kenny&quot;,  gender: &quot;male&quot;, constituency:&quot;Dublin Mid-West&quot;})," table:formula="of:=CONCATENATE([.A12]; [.B12]; [.C12]; [.D12]; [.E12]; [.F12]; [.G12])" table:style-name="ce1">
            <text:p>(mj:Politician {name: "Gino Kenny", <text:s/>gender: "male", constituency:"Dublin Mid-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1">
            <text:p>Andrew Kee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North West 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Andrew Keegan&quot;,  gender: &quot;male&quot;, constituency:&quot;Dublin North West &quot;})," table:formula="of:=CONCATENATE([.A13]; [.B13]; [.C13]; [.D13]; [.E13]; [.F13]; [.G13])" table:style-name="ce1">
            <text:p>(mk:Politician {name: "Andrew Keegan", <text:s/>gender: "male", constituency:"Dublin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3">
            <text:p>Brid Smit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Brid Smith&quot;,  gender: &quot;female&quot;, constituency:&quot;Dublin South Central&quot;})," table:formula="of:=CONCATENATE([.A14]; [.B14]; [.C14]; [.D14]; [.E14]; [.F14]; [.G14])" table:style-name="ce1">
            <text:p>(ml:Politician {name: "Brid Smith", <text:s/>gender: "female", constituency:"Dublin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1">
            <text:p>Sandra Fa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Sandra Fay&quot;,  gender: &quot;female&quot;, constituency:&quot;Dublin South West&quot;})," table:formula="of:=CONCATENATE([.A15]; [.B15]; [.C15]; [.D15]; [.E15]; [.F15]; [.G15])" table:style-name="ce1">
            <text:p>(mm:Politician {name: "Sandra Fay", <text:s/>gender: "female", constituency:"Dublin Sou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1">
            <text:p>Paul Mur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Paul Murphy&quot;,  gender: &quot;male&quot;, constituency:&quot;Dublin South West&quot;})," table:formula="of:=CONCATENATE([.A16]; [.B16]; [.C16]; [.D16]; [.E16]; [.F16]; [.G16])" table:style-name="ce1">
            <text:p>(mn:Politician {name: "Paul Murphy", <text:s/>gender: "male", constituency:"Dublin Sou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1">
            <text:p>Ruth Copping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Ruth Coppinger&quot;,  gender: &quot;female&quot;, constituency:&quot;Dublin West&quot;})," table:formula="of:=CONCATENATE([.A17]; [.B17]; [.C17]; [.D17]; [.E17]; [.F17]; [.G17])" table:style-name="ce1">
            <text:p>(mo:Politician {name: "Ruth Coppinger", <text:s/>gender: "fe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1">
            <text:p>Richard Boyd Barrett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mp:Politician {name: &quot;Richard Boyd Barrett&quot;,  gender: &quot;male&quot;, constituency:&quot;Dún Laoghaire&quot;})," table:formula="of:=CONCATENATE([.A18]; [.B18]; [.C18]; [.D18]; [.E18]; [.F18]; [.G18])" table:style-name="ce1">
            <text:p>(mp:Politician {name: "Richard Boyd Barrett", <text:s/>gender: "male", constituency:"Dún Laoghaire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q:Politician {name: "</text:p>
          </table:table-cell>
          <table:table-cell office:value-type="string" table:style-name="ce1">
            <text:p>Tommy Holoh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mq:Politician {name: &quot;Tommy Holohan&quot;,  gender: &quot;male&quot;, constituency:&quot;Galway West&quot;})," table:formula="of:=CONCATENATE([.A19]; [.B19]; [.C19]; [.D19]; [.E19]; [.F19]; [.G19])" table:style-name="ce1">
            <text:p>(mq:Politician {name: "Tommy Holohan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r:Politician {name: "</text:p>
          </table:table-cell>
          <table:table-cell office:value-type="string" table:style-name="ce1">
            <text:p>Brian Finuca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mr:Politician {name: &quot;Brian Finucane&quot;,  gender: &quot;male&quot;, constituency:&quot;Kerry&quot;})," table:formula="of:=CONCATENATE([.A20]; [.B20]; [.C20]; [.D20]; [.E20]; [.F20]; [.G20])" table:style-name="ce1">
            <text:p>(mr:Politician {name: "Brian Finucane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s:Politician {name: "</text:p>
          </table:table-cell>
          <table:table-cell office:value-type="string" table:style-name="ce1">
            <text:p>Ashling Merrim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North</text:p>
          </table:table-cell>
          <table:table-cell office:value-type="string" table:style-name="ce1">
            <text:p>"}),</text:p>
          </table:table-cell>
          <table:table-cell office:value-type="string" office:string-value="(ms:Politician {name: &quot;Ashling Merriman&quot;,  gender: &quot;female&quot;, constituency:&quot;Kildare North&quot;})," table:formula="of:=CONCATENATE([.A21]; [.B21]; [.C21]; [.D21]; [.E21]; [.F21]; [.G21])" table:style-name="ce1">
            <text:p>(ms:Politician {name: "Ashling Merriman", <text:s/>gender: "female", constituency:"Kildare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t:Politician {name: "</text:p>
          </table:table-cell>
          <table:table-cell office:value-type="string" table:style-name="ce1">
            <text:p>Cian Prendivill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 City</text:p>
          </table:table-cell>
          <table:table-cell office:value-type="string" table:style-name="ce1">
            <text:p>"}),</text:p>
          </table:table-cell>
          <table:table-cell office:value-type="string" office:string-value="(mt:Politician {name: &quot;Cian Prendiville&quot;,  gender: &quot;male&quot;, constituency:&quot;Limerick City&quot;})," table:formula="of:=CONCATENATE([.A22]; [.B22]; [.C22]; [.D22]; [.E22]; [.F22]; [.G22])" table:style-name="ce1">
            <text:p>(mt:Politician {name: "Cian Prendiville", <text:s/>gender: "male", constituency:"Limerick Cit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u:Politician {name: "</text:p>
          </table:table-cell>
          <table:table-cell office:value-type="string" table:style-name="ce1">
            <text:p>Dom Park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mu:Politician {name: &quot;Dom Parker&quot;,  gender: &quot;male&quot;, constituency:&quot;Longford-Westmeath&quot;})," table:formula="of:=CONCATENATE([.A23]; [.B23]; [.C23]; [.D23]; [.E23]; [.F23]; [.G23])" table:style-name="ce1">
            <text:p>(mu:Politician {name: "Dom Parker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v:Politician {name: "</text:p>
          </table:table-cell>
          <table:table-cell office:value-type="string" table:style-name="ce1">
            <text:p>Gareth Weld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mv:Politician {name: &quot;Gareth Weldon&quot;,  gender: &quot;male&quot;, constituency:&quot;Louth&quot;})," table:formula="of:=CONCATENATE([.A24]; [.B24]; [.C24]; [.D24]; [.E24]; [.F24]; [.G24])" table:style-name="ce1">
            <text:p>(mv:Politician {name: "Gareth Weldon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w:Politician {name: "</text:p>
          </table:table-cell>
          <table:table-cell office:value-type="string" table:style-name="ce1">
            <text:p>Tom Mo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mw:Politician {name: &quot;Tom Moran&quot;,  gender: &quot;male&quot;, constituency:&quot;Mayo&quot;})," table:formula="of:=CONCATENATE([.A25]; [.B25]; [.C25]; [.D25]; [.E25]; [.F25]; [.G25])" table:style-name="ce1">
            <text:p>(mw:Politician {name: "Tom Moran", <text:s/>gender: "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x:Politician {name: "</text:p>
          </table:table-cell>
          <table:table-cell office:value-type="string" table:style-name="ce1">
            <text:p>Eddie Conro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mx:Politician {name: &quot;Eddie Conroy&quot;,  gender: &quot;male&quot;, constituency:&quot;Roscommon-Galway&quot;})," table:formula="of:=CONCATENATE([.A26]; [.B26]; [.C26]; [.D26]; [.E26]; [.F26]; [.G26])" table:style-name="ce1">
            <text:p>(mx:Politician {name: "Eddie Conroy", <text:s/>gender: "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y:Politician {name: "</text:p>
          </table:table-cell>
          <table:table-cell office:value-type="string" table:style-name="ce1">
            <text:p>Nigel Gallagh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my:Politician {name: &quot;Nigel Gallagher&quot;,  gender: &quot;male&quot;, constituency:&quot;Sligo-Leitrim&quot;})," table:formula="of:=CONCATENATE([.A27]; [.B27]; [.C27]; [.D27]; [.E27]; [.F27]; [.G27])" table:style-name="ce1">
            <text:p>(my:Politician {name: "Nigel Gallagher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z:Politician {name: "</text:p>
          </table:table-cell>
          <table:table-cell office:value-type="string" table:style-name="ce1">
            <text:p>Una Dunp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mz:Politician {name: &quot;Una Dunphy&quot;,  gender: &quot;female&quot;, constituency:&quot;Waterford&quot;})," table:formula="of:=CONCATENATE([.A28]; [.B28]; [.C28]; [.D28]; [.E28]; [.F28]; [.G28])" table:style-name="ce1">
            <text:p>(mz:Politician {name: "Una Dunphy", <text:s/>gender: "fe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:Politician {name: "</text:p>
          </table:table-cell>
          <table:table-cell office:value-type="string" table:style-name="ce3">
            <text:p>Deirde Wadding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a:Politician {name: &quot;Deirde Wadding&quot;,  gender: &quot;female&quot;, constituency:&quot;Wexford&quot;})," table:formula="of:=CONCATENATE([.A29]; [.B29]; [.C29]; [.D29]; [.E29]; [.F29]; [.G29])" table:style-name="ce1">
            <text:p>(a:Politician {name: "Deirde Wadding", <text:s/>gender: "fe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b:Politician {name: "</text:p>
          </table:table-cell>
          <table:table-cell office:value-type="string" table:style-name="ce1">
            <text:p>Sharon Brigg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,</text:p>
          </table:table-cell>
          <table:table-cell office:value-type="string" office:string-value="(ab:Politician {name: &quot;Sharon Briggs&quot;,  gender: &quot;female&quot;, constituency:&quot;Wicklow&quot;})," table:formula="of:=CONCATENATE([.A30]; [.B30]; [.C30]; [.D30]; [.E30]; [.F30]; [.G30])" table:style-name="ce1">
            <text:p>(ab:Politician {name: "Sharon Briggs", <text:s/>gender: "female", constituency:"Wicklow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c:Politician {name: "</text:p>
          </table:table-cell>
          <table:table-cell office:value-type="string" table:style-name="ce1">
            <text:p>Anna Doyl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ac:Politician {name: &quot;Anna Doyle&quot;,  gender: &quot;female&quot;, constituency:&quot;Wicklow&quot;});" table:formula="of:=CONCATENATE([.A31]; [.B31]; [.C31]; [.D31]; [.E31]; [.F31]; [.G31])" table:style-name="ce1">
            <text:p>(ac:Politician {name: "Anna Doyle", <text:s/>gender: "female", constituency:"Wicklow"});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2"/>
          <table:table-cell table:number-columns-repeated="16378" table:style-name="ce1"/>
        </table:table-row>
        <table:table-row table:number-rows-repeated="10" table:style-name="ro1">
          <table:table-cell/>
          <table:table-cell table:number-columns-repeated="4" table:style-name="ce1"/>
          <table:table-cell table:style-name="ce2"/>
          <table:table-cell table:number-columns-repeated="16378"/>
        </table:table-row>
        <table:table-row table:number-rows-repeated="46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21:35:56Z</dc:date>
  </office:meta>
</office:document-meta>
</file>